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0400003E8700002319640394C0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rcv (window 512)" table:style-name="ta1">
        <table:shapes>
          <draw:frame draw:z-index="0" draw:style-name="gr1" draw:text-style-name="P1" svg:width="6.3012in" svg:height="3.5366in" svg:x="6.5185in" svg:y="4.1543in">
            <draw:object draw:notify-on-update-of-ranges="'rcv (window 512)'.B7:'rcv (window 512)'.G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cv (window 512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9127" calcext:value-type="float">
            <text:p>529127</text:p>
          </table:table-cell>
          <table:table-cell office:value-type="float" office:value="580390" calcext:value-type="float">
            <text:p>580390</text:p>
          </table:table-cell>
          <table:table-cell office:value-type="float" office:value="607378" calcext:value-type="float">
            <text:p>607378</text:p>
          </table:table-cell>
          <table:table-cell office:value-type="float" office:value="680564" calcext:value-type="float">
            <text:p>680564</text:p>
          </table:table-cell>
          <table:table-cell office:value-type="float" office:value="789184" calcext:value-type="float">
            <text:p>789184</text:p>
          </table:table-cell>
          <table:table-cell office:value-type="float" office:value="1080795" calcext:value-type="float">
            <text:p>108079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4495" calcext:value-type="float">
            <text:p>584495</text:p>
          </table:table-cell>
          <table:table-cell office:value-type="float" office:value="554273" calcext:value-type="float">
            <text:p>554273</text:p>
          </table:table-cell>
          <table:table-cell office:value-type="float" office:value="622596" calcext:value-type="float">
            <text:p>622596</text:p>
          </table:table-cell>
          <table:table-cell office:value-type="float" office:value="768858" calcext:value-type="float">
            <text:p>768858</text:p>
          </table:table-cell>
          <table:table-cell office:value-type="float" office:value="800570" calcext:value-type="float">
            <text:p>800570</text:p>
          </table:table-cell>
          <table:table-cell office:value-type="float" office:value="1111735" calcext:value-type="float">
            <text:p>11117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98551" calcext:value-type="float">
            <text:p>598551</text:p>
          </table:table-cell>
          <table:table-cell office:value-type="float" office:value="562514" calcext:value-type="float">
            <text:p>562514</text:p>
          </table:table-cell>
          <table:table-cell office:value-type="float" office:value="608253" calcext:value-type="float">
            <text:p>608253</text:p>
          </table:table-cell>
          <table:table-cell office:value-type="float" office:value="736490" calcext:value-type="float">
            <text:p>736490</text:p>
          </table:table-cell>
          <table:table-cell office:value-type="float" office:value="784250" calcext:value-type="float">
            <text:p>784250</text:p>
          </table:table-cell>
          <table:table-cell office:value-type="float" office:value="1061500" calcext:value-type="float">
            <text:p>10615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6298" calcext:value-type="float">
            <text:p>576298</text:p>
          </table:table-cell>
          <table:table-cell office:value-type="float" office:value="582001" calcext:value-type="float">
            <text:p>582001</text:p>
          </table:table-cell>
          <table:table-cell office:value-type="float" office:value="622319" calcext:value-type="float">
            <text:p>622319</text:p>
          </table:table-cell>
          <table:table-cell office:value-type="float" office:value="676096" calcext:value-type="float">
            <text:p>676096</text:p>
          </table:table-cell>
          <table:table-cell office:value-type="float" office:value="849093" calcext:value-type="float">
            <text:p>849093</text:p>
          </table:table-cell>
          <table:table-cell office:value-type="float" office:value="1056959" calcext:value-type="float">
            <text:p>105695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526711" calcext:value-type="float">
            <text:p>526711</text:p>
          </table:table-cell>
          <table:table-cell office:value-type="float" office:value="534759" calcext:value-type="float">
            <text:p>534759</text:p>
          </table:table-cell>
          <table:table-cell office:value-type="float" office:value="642301" calcext:value-type="float">
            <text:p>642301</text:p>
          </table:table-cell>
          <table:table-cell office:value-type="float" office:value="727967" calcext:value-type="float">
            <text:p>727967</text:p>
          </table:table-cell>
          <table:table-cell office:value-type="float" office:value="795155" calcext:value-type="float">
            <text:p>795155</text:p>
          </table:table-cell>
          <table:table-cell office:value-type="float" office:value="1097516" calcext:value-type="float">
            <text:p>1097516</text:p>
          </table:table-cell>
        </table:table-row>
        <table:table-row table:style-name="ro2">
          <table:table-cell table:style-name="Default" office:value-type="string" calcext:value-type="string">
            <text:p>avg</text:p>
          </table:table-cell>
          <table:table-cell table:style-name="Default" table:formula="of:=SUM([.B2:.B6])/5" office:value-type="float" office:value="563036.4" calcext:value-type="float">
            <text:p>563036.4</text:p>
          </table:table-cell>
          <table:table-cell table:style-name="Default" table:formula="of:=SUM([.C2:.C6])/5" office:value-type="float" office:value="562787.4" calcext:value-type="float">
            <text:p>562787.4</text:p>
          </table:table-cell>
          <table:table-cell table:style-name="Default" table:formula="of:=SUM([.D2:.D6])/5" office:value-type="float" office:value="620569.4" calcext:value-type="float">
            <text:p>620569.4</text:p>
          </table:table-cell>
          <table:table-cell table:style-name="Default" table:formula="of:=SUM([.E2:.E6])/5" office:value-type="float" office:value="717995" calcext:value-type="float">
            <text:p>717995</text:p>
          </table:table-cell>
          <table:table-cell table:style-name="Default" table:formula="of:=SUM([.F2:.F6])/5" office:value-type="float" office:value="803650.4" calcext:value-type="float">
            <text:p>803650.4</text:p>
          </table:table-cell>
          <table:table-cell table:formula="of:=SUM([.G2:.G6])/5" office:value-type="float" office:value="1081701" calcext:value-type="float">
            <text:p>1081701</text:p>
          </table:table-cell>
        </table:table-row>
        <table:table-row table:style-name="ro2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ncp" table:style-name="ta1">
        <table:shapes>
          <draw:frame draw:z-index="0" draw:name="Image 1" draw:style-name="gr2" draw:text-style-name="P1" svg:width="6.3016in" svg:height="3.537in" svg:x="9.3528in" svg:y="6.3299in">
            <draw:image xlink:href="Pictures/2000000400003E8700002319640394C0.svm" xlink:type="simple" xlink:show="embed" xlink:actuate="onLoad">
              <text:p/>
            </draw:image>
          </draw:frame>
          <draw:frame draw:z-index="1" draw:style-name="gr1" draw:text-style-name="P1" svg:width="6.2988in" svg:height="3.5429in" svg:x="6.2618in" svg:y="1.2543in">
            <draw:object draw:notify-on-update-of-ranges="ncp.B7:ncp.G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cp (window 512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9641" calcext:value-type="float">
            <text:p>1129641</text:p>
          </table:table-cell>
          <table:table-cell office:value-type="float" office:value="1109142" calcext:value-type="float">
            <text:p>1109142</text:p>
          </table:table-cell>
          <table:table-cell office:value-type="float" office:value="1135031" calcext:value-type="float">
            <text:p>1135031</text:p>
          </table:table-cell>
          <table:table-cell office:value-type="float" office:value="1364765" calcext:value-type="float">
            <text:p>1364765</text:p>
          </table:table-cell>
          <table:table-cell office:value-type="float" office:value="3356855" calcext:value-type="float">
            <text:p>3356855</text:p>
          </table:table-cell>
          <table:table-cell office:value-type="float" office:value="1644660" calcext:value-type="float">
            <text:p>16446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06389" calcext:value-type="float">
            <text:p>1206389</text:p>
          </table:table-cell>
          <table:table-cell office:value-type="float" office:value="1061359" calcext:value-type="float">
            <text:p>1061359</text:p>
          </table:table-cell>
          <table:table-cell office:value-type="float" office:value="1174685" calcext:value-type="float">
            <text:p>1174685</text:p>
          </table:table-cell>
          <table:table-cell office:value-type="float" office:value="1357223" calcext:value-type="float">
            <text:p>1357223</text:p>
          </table:table-cell>
          <table:table-cell office:value-type="float" office:value="1643735" calcext:value-type="float">
            <text:p>1643735</text:p>
          </table:table-cell>
          <table:table-cell office:value-type="float" office:value="1675216" calcext:value-type="float">
            <text:p>16752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101035" calcext:value-type="float">
            <text:p>1101035</text:p>
          </table:table-cell>
          <table:table-cell office:value-type="float" office:value="1159540" calcext:value-type="float">
            <text:p>1159540</text:p>
          </table:table-cell>
          <table:table-cell office:value-type="float" office:value="1323967" calcext:value-type="float">
            <text:p>1323967</text:p>
          </table:table-cell>
          <table:table-cell office:value-type="float" office:value="1329263" calcext:value-type="float">
            <text:p>1329263</text:p>
          </table:table-cell>
          <table:table-cell office:value-type="float" office:value="1818733" calcext:value-type="float">
            <text:p>18187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1166144" calcext:value-type="float">
            <text:p>1166144</text:p>
          </table:table-cell>
          <table:table-cell office:value-type="float" office:value="1076794" calcext:value-type="float">
            <text:p>1076794</text:p>
          </table:table-cell>
          <table:table-cell office:value-type="float" office:value="1169097" calcext:value-type="float">
            <text:p>1169097</text:p>
          </table:table-cell>
          <table:table-cell office:value-type="float" office:value="3857855" calcext:value-type="float">
            <text:p>3857855</text:p>
          </table:table-cell>
          <table:table-cell office:value-type="float" office:value="1396966" calcext:value-type="float">
            <text:p>1396966</text:p>
          </table:table-cell>
          <table:table-cell office:value-type="float" office:value="1615421" calcext:value-type="float">
            <text:p>16154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66508" calcext:value-type="float">
            <text:p>1066508</text:p>
          </table:table-cell>
          <table:table-cell office:value-type="float" office:value="1140391" calcext:value-type="float">
            <text:p>1140391</text:p>
          </table:table-cell>
          <table:table-cell office:value-type="float" office:value="1256223" calcext:value-type="float">
            <text:p>1256223</text:p>
          </table:table-cell>
          <table:table-cell office:value-type="float" office:value="1574585" calcext:value-type="float">
            <text:p>1574585</text:p>
          </table:table-cell>
          <table:table-cell office:value-type="float" office:value="1345069" calcext:value-type="float">
            <text:p>1345069</text:p>
          </table:table-cell>
          <table:table-cell office:value-type="float" office:value="1637081" calcext:value-type="float">
            <text:p>1637081</text:p>
          </table:table-cell>
        </table:table-row>
        <table:table-row table:style-name="ro2">
          <table:table-cell table:style-name="Default" office:value-type="string" calcext:value-type="string">
            <text:p>avg</text:p>
          </table:table-cell>
          <table:table-cell table:formula="of:=SUM([.B2:.B6])/5" office:value-type="float" office:value="1164149.4" calcext:value-type="float">
            <text:p>1164149.4</text:p>
          </table:table-cell>
          <table:table-cell table:formula="of:=SUM([.C2:.C6])/5" office:value-type="float" office:value="1097744.2" calcext:value-type="float">
            <text:p>1097744.2</text:p>
          </table:table-cell>
          <table:table-cell table:formula="of:=SUM([.D2:.D6])/5" office:value-type="float" office:value="1178915.2" calcext:value-type="float">
            <text:p>1178915.2</text:p>
          </table:table-cell>
          <table:table-cell table:formula="of:=SUM([.E2:.E6])/5" office:value-type="float" office:value="1895679" calcext:value-type="float">
            <text:p>1895679</text:p>
          </table:table-cell>
          <table:table-cell table:formula="of:=SUM([.F2:.F6])/5" office:value-type="float" office:value="1814377.6" calcext:value-type="float">
            <text:p>1814377.6</text:p>
          </table:table-cell>
          <table:table-cell table:formula="of:=SUM([.G2:.G6])/5" office:value-type="float" office:value="1678222.2" calcext:value-type="float">
            <text:p>1678222.2</text:p>
          </table:table-cell>
        </table:table-row>
        <table:table-row table:style-name="ro2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Glickman</meta:initial-creator>
    <meta:creation-date>2014-09-21T22:11:07.555305005</meta:creation-date>
    <dc:date>2014-09-21T22:54:32.655022165</dc:date>
    <dc:creator>Benjamin Glickman</dc:creator>
    <meta:editing-duration>PT8M9S</meta:editing-duration>
    <meta:editing-cycles>1</meta:editing-cycles>
    <meta:generator>LibreOffice/4.2.6.3$Linux_X86_64 LibreOffice_project/420$Build-3</meta:generator>
    <meta:document-statistic meta:table-count="2" meta:cell-count="1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8.984cm" xlink:href=".." xlink:type="simple" chart:class="chart:line" chart:style-name="ch1">
        <chart:title svg:x="6.74cm" svg:y="0.315cm" chart:style-name="ch2">
          <text:p>Rcv 512mb</text:p>
        </chart:title>
        <chart:legend chart:legend-position="end" svg:x="14.214cm" svg:y="4.184cm" style:legend-expansion="high" chart:style-name="ch3"/>
        <chart:plot-area chart:style-name="ch4" table:cell-range-address="'rcv (window 512)'.B7:'rcv (window 512)'.G7" svg:x="1.324cm" svg:y="1.647cm" svg:width="12.25cm" svg:height="6.184cm">
          <chartooo:coordinate-region svg:x="3.026cm" svg:y="1.855cm" svg:width="10.444cm" svg:height="5.311cm"/>
          <chart:axis chart:dimension="x" chart:name="primary-x" chart:style-name="ch5">
            <chart:title svg:x="6.588cm" svg:y="8.011cm" chart:style-name="ch6">
              <text:p>percentage</text:p>
            </chart:title>
          </chart:axis>
          <chart:axis chart:dimension="y" chart:name="primary-y" chart:style-name="ch5">
            <chart:title svg:x="0.451cm" svg:y="5.781cm" chart:style-name="ch7">
              <text:p>microseconds</text:p>
            </chart:title>
            <chart:grid chart:style-name="ch8" chart:class="major"/>
          </chart:axis>
          <chart:series chart:style-name="ch9" chart:values-cell-range-address="'rcv (window 512)'.B7:'rcv (window 512)'.G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563036.4">
                <text:p>563036.4</text:p>
                <draw:g>
                  <svg:desc>'rcv (window 512)'.B7:'rcv (window 512)'.G7</svg:desc>
                </draw:g>
              </table:table-cell>
              <table:table-cell office:value-type="float" office:value="562787.4">
                <text:p>562787.4</text:p>
              </table:table-cell>
              <table:table-cell office:value-type="float" office:value="620569.4">
                <text:p>620569.4</text:p>
              </table:table-cell>
              <table:table-cell office:value-type="float" office:value="717995">
                <text:p>717995</text:p>
              </table:table-cell>
              <table:table-cell office:value-type="float" office:value="803650.4">
                <text:p>803650.4</text:p>
              </table:table-cell>
              <table:table-cell office:value-type="float" office:value="1081701">
                <text:p>1081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62cm" svg:y="0.316cm" chart:style-name="ch2">
          <text:p>NCP (512mb window)</text:p>
        </chart:title>
        <chart:legend chart:legend-position="end" svg:x="14.208cm" svg:y="4.192cm" style:legend-expansion="high" chart:style-name="ch3"/>
        <chart:plot-area chart:style-name="ch4" table:cell-range-address="ncp.B7:ncp.G7" svg:x="1.324cm" svg:y="1.651cm" svg:width="12.244cm" svg:height="6.195cm">
          <chartooo:coordinate-region svg:x="3.026cm" svg:y="1.859cm" svg:width="10.437cm" svg:height="5.322cm"/>
          <chart:axis chart:dimension="x" chart:name="primary-x" chart:style-name="ch5">
            <chart:title svg:x="6.572cm" svg:y="8.027cm" chart:style-name="ch6">
              <text:p>Percentage</text:p>
            </chart:title>
          </chart:axis>
          <chart:axis chart:dimension="y" chart:name="primary-y" chart:style-name="ch5">
            <chart:title svg:x="0.451cm" svg:y="5.79cm" chart:style-name="ch7">
              <text:p>Microseconds</text:p>
            </chart:title>
            <chart:grid chart:style-name="ch8" chart:class="major"/>
          </chart:axis>
          <chart:series chart:style-name="ch9" chart:values-cell-range-address="ncp.B7:ncp.G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164149.4">
                <text:p>1164149.4</text:p>
                <draw:g>
                  <svg:desc>ncp.B7:ncp.G7</svg:desc>
                </draw:g>
              </table:table-cell>
              <table:table-cell office:value-type="float" office:value="1097744.2">
                <text:p>1097744.2</text:p>
              </table:table-cell>
              <table:table-cell office:value-type="float" office:value="1178915.2">
                <text:p>1178915.2</text:p>
              </table:table-cell>
              <table:table-cell office:value-type="float" office:value="1895679">
                <text:p>1895679</text:p>
              </table:table-cell>
              <table:table-cell office:value-type="float" office:value="1814377.6">
                <text:p>1814377.6</text:p>
              </table:table-cell>
              <table:table-cell office:value-type="float" office:value="1678222.2">
                <text:p>167822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